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start" fo:margin-left="1.412cm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start" fo:margin-left="1.412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start" fo:margin-left="1.412cm"/>
    </style:style>
    <style:style style:name="ce13" style:family="table-cell" style:parent-style-name="Moneda" style:data-style-name="N34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17.8858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6.588125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5.74145833333333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5.92666666666667cm"/>
    </style:style>
    <style:style style:name="co13" style:family="table-column">
      <style:table-column-properties fo:break-before="auto" style:column-width="4.445cm"/>
    </style:style>
    <style:style style:name="co14" style:family="table-column">
      <style:table-column-properties fo:break-before="auto" style:column-width="4.07458333333333cm"/>
    </style:style>
    <style:style style:name="co15" style:family="table-column">
      <style:table-column-properties fo:break-before="auto" style:column-width="6.29708333333333cm"/>
    </style:style>
    <style:style style:name="co16" style:family="table-column">
      <style:table-column-properties fo:break-before="auto" style:column-width="2.64583333333333cm"/>
    </style:style>
    <style:style style:name="co17" style:family="table-column">
      <style:table-column-properties fo:break-before="auto" style:column-width="3.25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0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nsajes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8">
            <text:p>Nombre completo</text:p>
          </table:table-cell>
          <table:table-cell office:value-type="string" table:style-name="ce8">
            <text:p>telefono</text:p>
          </table:table-cell>
          <table:table-cell office:value-type="string" table:style-name="ce8">
            <text:p>Servicio solicitado</text:p>
          </table:table-cell>
          <table:table-cell office:value-type="string" table:style-name="ce8">
            <text:p>Direccion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7">
            <text:p>Manuel Eduardo Flores Cruz</text:p>
          </table:table-cell>
          <table:table-cell office:value-type="float" office:value="9511876322" table:style-name="ce9">
            <text:p>9511876322</text:p>
          </table:table-cell>
          <table:table-cell office:value-type="string" table:style-name="ce5">
            <text:p>Enfermería auxiliar</text:p>
          </table:table-cell>
          <table:table-cell office:value-type="string" table:style-name="ce6">
            <text:p>C. Antonio Roldán 111, San FELIPE, Olimpica, 68020 Oaxaca de Juárez, Oax.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7">
            <text:p>Mercedes Jimenes Gonzales</text:p>
          </table:table-cell>
          <table:table-cell office:value-type="float" office:value="9517172957" table:style-name="ce9">
            <text:p>9517172957</text:p>
          </table:table-cell>
          <table:table-cell office:value-type="string" table:style-name="ce5">
            <text:p>Enfermería pediátrica y neonatal</text:p>
          </table:table-cell>
          <table:table-cell office:value-type="string" table:style-name="ce6">
            <text:p>Revolución 207, Aurora, 68045 Oaxaca de Juárez, Oax.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7">
            <text:p>Juan Francisco Pulido</text:p>
          </table:table-cell>
          <table:table-cell office:value-type="float" office:value="9513113687" table:style-name="ce9">
            <text:p>9513113687</text:p>
          </table:table-cell>
          <table:table-cell office:value-type="string" table:style-name="ce5">
            <text:p>Enfermería oncológica</text:p>
          </table:table-cell>
          <table:table-cell office:value-type="string" table:style-name="ce6">
            <text:p>Emilio Carranza 514, Reforma, 68050 Oaxaca de Juárez, Oax.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7">
            <text:p>Vanessa Pérez Ríos</text:p>
          </table:table-cell>
          <table:table-cell office:value-type="float" office:value="9515492875" table:style-name="ce9">
            <text:p>9515492875</text:p>
          </table:table-cell>
          <table:table-cell office:value-type="string" table:style-name="ce5">
            <text:p>Partera</text:p>
          </table:table-cell>
          <table:table-cell office:value-type="string" table:style-name="ce6">
            <text:p>Emilio Carranza 514, Reforma, 68050 Oaxaca de Juárez, Oax.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7">
            <text:p>Andres Perez Marín</text:p>
          </table:table-cell>
          <table:table-cell office:value-type="float" office:value="9516062274" table:style-name="ce9">
            <text:p>9516062274</text:p>
          </table:table-cell>
          <table:table-cell office:value-type="string" table:style-name="ce5">
            <text:p>Enfermería geriátrica</text:p>
          </table:table-cell>
          <table:table-cell office:value-type="string" table:style-name="ce6">
            <text:p>Diag. de Margaritas 126, Reforma, 68050 Oaxaca de Juárez, Oax.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7">
            <text:p>David Quintero Álvarez</text:p>
          </table:table-cell>
          <table:table-cell office:value-type="float" office:value="9512401450" table:style-name="ce9">
            <text:p>9512401450</text:p>
          </table:table-cell>
          <table:table-cell office:value-type="string" table:style-name="ce5">
            <text:p>Cuidados postquirúrgicos</text:p>
          </table:table-cell>
          <table:table-cell office:value-type="string" table:style-name="ce6">
            <text:p>Alfarería 9, 5ta Etapa INFONAVIT 1ro de Mayo, 68020 Oaxaca de Juárez, Oax.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7">
            <text:p>Carolina Marin Vasquez</text:p>
          </table:table-cell>
          <table:table-cell office:value-type="float" office:value="9517197269" table:style-name="ce9">
            <text:p>9517197269</text:p>
          </table:table-cell>
          <table:table-cell office:value-type="string" table:style-name="ce5">
            <text:p>Partera</text:p>
          </table:table-cell>
          <table:table-cell office:value-type="string" table:style-name="ce1">
            <text:p>Cuarta Priv. Bolaños Cacho 106, Barrio de Xochimilco, 68040 Oaxaca de Juárez, Oax.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7">
            <text:p>Juliana Hernandez Rios</text:p>
          </table:table-cell>
          <table:table-cell office:value-type="float" office:value="9515253666" table:style-name="ce9">
            <text:p>9515253666</text:p>
          </table:table-cell>
          <table:table-cell office:value-type="string" table:style-name="ce5">
            <text:p>Enfermería geriátrica</text:p>
          </table:table-cell>
          <table:table-cell office:value-type="string" table:style-name="ce1">
            <text:p>Jacobo Dalevuelta 105, RUTA INDEPENDENCIA, Centro, 68000 Oaxaca de Juárez, Oax.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7">
            <text:p>Marian Escutia Ruiz</text:p>
          </table:table-cell>
          <table:table-cell office:value-type="float" office:value="9513567307" table:style-name="ce9">
            <text:p>9513567307</text:p>
          </table:table-cell>
          <table:table-cell office:value-type="string" table:style-name="ce5">
            <text:p>Enfermería auxiliar</text:p>
          </table:table-cell>
          <table:table-cell office:value-type="string" table:style-name="ce1">
            <text:p>Tercera Priv. de Tulipanes 13, La Luz, 68040 Oaxaca de Juárez, Oax.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7">
            <text:p>Sebastian Ospina Perez</text:p>
          </table:table-cell>
          <table:table-cell office:value-type="float" office:value="9518617365" table:style-name="ce9">
            <text:p>9518617365</text:p>
          </table:table-cell>
          <table:table-cell office:value-type="string" table:style-name="ce5">
            <text:p>Enfermería auxiliar</text:p>
          </table:table-cell>
          <table:table-cell office:value-type="string" table:style-name="ce1">
            <text:p>Florencia 107, Residencial San Felipe, 68020 Oaxaca de Juárez, Oax.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7">
            <text:p>Lina Espejo Rios</text:p>
          </table:table-cell>
          <table:table-cell office:value-type="float" office:value="9517869025" table:style-name="ce9">
            <text:p>9517869025</text:p>
          </table:table-cell>
          <table:table-cell office:value-type="string" table:style-name="ce5">
            <text:p>Enfermería oncológica</text:p>
          </table:table-cell>
          <table:table-cell office:value-type="string" table:style-name="ce1">
            <text:p>Primera Priv. Emiliano Zapata 7, San FELIPE, Agencia de Policia Guadalupe Victoria Sector 2, 68020 Oaxaca de Juárez, Oax.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7">
            <text:p>Gloria Parra Robles</text:p>
          </table:table-cell>
          <table:table-cell office:value-type="float" office:value="9512076161" table:style-name="ce9">
            <text:p>9512076161</text:p>
          </table:table-cell>
          <table:table-cell office:value-type="string" table:style-name="ce5">
            <text:p>Enfermería auxiliar</text:p>
          </table:table-cell>
          <table:table-cell office:value-type="string" table:style-name="ce1">
            <text:p>C. Iztaccihuatl 903, Volcanes, 68020 Oaxaca de Juárez, Oax.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7"/>
          <table:table-cell table:style-name="ce9"/>
          <table:table-cell table:style-name="ce7"/>
          <table:table-cell table:number-columns-repeated="16380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ersonal" table:style-name="ta1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76" table:default-cell-style-name="ce1"/>
        <table:table-row table:style-name="ro1">
          <table:table-cell office:value-type="string" table:style-name="ce1">
            <text:p><text:s/>MAYRA YAZMIN ALARCON ADAME<text:s/></text:p>
          </table:table-cell>
          <table:table-cell office:value-type="float" office:value="9510222361" table:style-name="ce10">
            <text:p>9510222361</text:p>
          </table:table-cell>
          <table:table-cell office:value-type="string" table:style-name="ce1">
            <text:p><text:s/>AAAM860416MGRLDY04</text:p>
          </table:table-cell>
          <table:table-cell office:value-type="string" table:style-name="ce1">
            <text:p>AAAM860416000</text:p>
          </table:table-cell>
          <table:table-cell office:value-type="string" table:style-name="ce1">
            <text:p>Vespertino</text:p>
          </table:table-cell>
          <table:table-cell office:value-type="string" table:style-name="ce1">
            <text:p>Tecnico en enfermería</text:p>
          </table:table-cell>
          <table:table-cell table:style-name="ce2"/>
          <table:table-cell office:value-type="string" table:style-name="ce1">
            <text:p>Calle centro</text:p>
          </table:table-cell>
          <table:table-cell office:value-type="date" office:date-value="1986-04-16T00:00:00" table:style-name="ce11">
            <text:p>16/04/19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YMUNDO AYALA BAILON</text:p>
          </table:table-cell>
          <table:table-cell office:value-type="float" office:value="9516149304" table:style-name="ce10">
            <text:p>9516149304</text:p>
          </table:table-cell>
          <table:table-cell office:value-type="string" table:style-name="ce1">
            <text:p>AABR900315H6RYLY08<text:s/></text:p>
          </table:table-cell>
          <table:table-cell office:value-type="string" table:style-name="ce1">
            <text:p>AABR900315AU9</text:p>
          </table:table-cell>
          <table:table-cell office:value-type="string" table:style-name="ce1">
            <text:p>Matutino</text:p>
          </table:table-cell>
          <table:table-cell office:value-type="string" table:style-name="ce1">
            <text:p>Licencitura en enfermería y obstetría</text:p>
          </table:table-cell>
          <table:table-cell table:style-name="ce1"/>
          <table:table-cell office:value-type="string" table:style-name="ce1">
            <text:p>Calle pinotema #106</text:p>
          </table:table-cell>
          <table:table-cell office:value-type="date" office:date-value="1990-03-15T00:00:00" table:style-name="ce11">
            <text:p>15/03/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LARA ADAME CATALAN<text:s/></text:p>
          </table:table-cell>
          <table:table-cell office:value-type="float" office:value="9511849614" table:style-name="ce10">
            <text:p>9511849614</text:p>
          </table:table-cell>
          <table:table-cell office:value-type="string" table:style-name="ce1">
            <text:p>AACC810811MGRDTL02<text:s/></text:p>
          </table:table-cell>
          <table:table-cell office:value-type="string" table:style-name="ce1">
            <text:p>AACC810811000<text:s/></text:p>
          </table:table-cell>
          <table:table-cell office:value-type="string" table:style-name="ce1">
            <text:p>Vespertino</text:p>
          </table:table-cell>
          <table:table-cell office:value-type="string" table:style-name="ce1">
            <text:p>Tecnico en enfermería</text:p>
          </table:table-cell>
          <table:table-cell table:style-name="ce1"/>
          <table:table-cell office:value-type="string" table:style-name="ce1">
            <text:p>Calle pinotema #107</text:p>
          </table:table-cell>
          <table:table-cell office:value-type="date" office:date-value="1981-08-11T00:00:00" table:style-name="ce11">
            <text:p>11/08/198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RTURO BARTOLO CARBAJAL</text:p>
          </table:table-cell>
          <table:table-cell office:value-type="float" office:value="9510888081" table:style-name="ce10">
            <text:p>9510888081</text:p>
          </table:table-cell>
          <table:table-cell office:value-type="string" table:style-name="ce1">
            <text:p>BACA980820HGRRRR08<text:s/></text:p>
          </table:table-cell>
          <table:table-cell office:value-type="string" table:style-name="ce1">
            <text:p>BACA780820000<text:s/></text:p>
          </table:table-cell>
          <table:table-cell office:value-type="string" table:style-name="ce1">
            <text:p>Matutino</text:p>
          </table:table-cell>
          <table:table-cell office:value-type="string" table:style-name="ce1">
            <text:p>Tecnico en enfermería</text:p>
          </table:table-cell>
          <table:table-cell table:style-name="ce1"/>
          <table:table-cell office:value-type="string" table:style-name="ce1">
            <text:p>Calle pinotema #108</text:p>
          </table:table-cell>
          <table:table-cell office:value-type="date" office:date-value="1998-08-20T00:00:00" table:style-name="ce11">
            <text:p>20/08/199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LIA AYALA GONZALEZ<text:s/></text:p>
          </table:table-cell>
          <table:table-cell office:value-type="float" office:value="9519712204" table:style-name="ce10">
            <text:p>9519712204</text:p>
          </table:table-cell>
          <table:table-cell office:value-type="string" table:style-name="ce1">
            <text:p>AAGL770425MGRYNL05<text:s/></text:p>
          </table:table-cell>
          <table:table-cell office:value-type="string" table:style-name="ce1">
            <text:p>AAGL770425000<text:s/></text:p>
          </table:table-cell>
          <table:table-cell office:value-type="string" table:style-name="ce1">
            <text:p>Matutino</text:p>
          </table:table-cell>
          <table:table-cell office:value-type="string" table:style-name="ce1">
            <text:p>Tecnico en enfermería</text:p>
          </table:table-cell>
          <table:table-cell table:style-name="ce1"/>
          <table:table-cell office:value-type="string" table:style-name="ce1">
            <text:p>Calle pinotema #109</text:p>
          </table:table-cell>
          <table:table-cell office:value-type="date" office:date-value="1977-04-25T00:00:00" table:style-name="ce11">
            <text:p>25/04/197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UGEY APARIZ GUTIERREZ<text:s/></text:p>
          </table:table-cell>
          <table:table-cell office:value-type="float" office:value="9517779006" table:style-name="ce10">
            <text:p>9517779006</text:p>
          </table:table-cell>
          <table:table-cell office:value-type="string" table:style-name="ce1">
            <text:p>AAGS970327MSEPTG00<text:s/></text:p>
          </table:table-cell>
          <table:table-cell office:value-type="string" table:style-name="ce1">
            <text:p>AAGS7703273L4<text:s/></text:p>
          </table:table-cell>
          <table:table-cell office:value-type="string" table:style-name="ce1">
            <text:p>Matutino</text:p>
          </table:table-cell>
          <table:table-cell office:value-type="string" table:style-name="ce1">
            <text:p>Licencitura en enfermería y obstetría</text:p>
          </table:table-cell>
          <table:table-cell table:style-name="ce1"/>
          <table:table-cell office:value-type="string" table:style-name="ce1">
            <text:p>Calle pinotema #110</text:p>
          </table:table-cell>
          <table:table-cell office:value-type="date" office:date-value="1997-03-27T00:00:00" table:style-name="ce11">
            <text:p>27/03/199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IO EDUARDO AYALA LIQUIDANO<text:s/></text:p>
          </table:table-cell>
          <table:table-cell office:value-type="float" office:value="9518854237" table:style-name="ce10">
            <text:p>9518854237</text:p>
          </table:table-cell>
          <table:table-cell office:value-type="string" table:style-name="ce1">
            <text:p>AALM920630HGRYQR01<text:s/></text:p>
          </table:table-cell>
          <table:table-cell office:value-type="string" table:style-name="ce1">
            <text:p>AALM720630000<text:s/></text:p>
          </table:table-cell>
          <table:table-cell office:value-type="string" table:style-name="ce1">
            <text:p>Vespertino</text:p>
          </table:table-cell>
          <table:table-cell office:value-type="string" table:style-name="ce1">
            <text:p>Licencitura en enfermería y obstetría</text:p>
          </table:table-cell>
          <table:table-cell table:style-name="ce1"/>
          <table:table-cell office:value-type="string" table:style-name="ce1">
            <text:p>Calle pinotema #111</text:p>
          </table:table-cell>
          <table:table-cell office:value-type="date" office:date-value="1992-06-30T00:00:00" table:style-name="ce11">
            <text:p>30/06/19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EIDA ABARCA RODRIGUEZ<text:s/></text:p>
          </table:table-cell>
          <table:table-cell office:value-type="float" office:value="9514088817" table:style-name="ce10">
            <text:p>9514088817</text:p>
          </table:table-cell>
          <table:table-cell office:value-type="string" table:style-name="ce1">
            <text:p>AARA990619MGRBDL04<text:s/></text:p>
          </table:table-cell>
          <table:table-cell office:value-type="string" table:style-name="ce1">
            <text:p>AARA790619000<text:s/></text:p>
          </table:table-cell>
          <table:table-cell office:value-type="string" table:style-name="ce1">
            <text:p>Vespertino</text:p>
          </table:table-cell>
          <table:table-cell office:value-type="string" table:style-name="ce1">
            <text:p>Licencitura en enfermería y obstetría</text:p>
          </table:table-cell>
          <table:table-cell table:style-name="ce1"/>
          <table:table-cell office:value-type="string" table:style-name="ce1">
            <text:p>Calle pinotema #112</text:p>
          </table:table-cell>
          <table:table-cell office:value-type="date" office:date-value="1999-06-19T00:00:00" table:style-name="ce11">
            <text:p>19/06/19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ITZA LILIAN DORANTES CHO</text:p>
          </table:table-cell>
          <table:table-cell office:value-type="float" office:value="9510874063" table:style-name="ce10">
            <text:p>9510874063</text:p>
          </table:table-cell>
          <table:table-cell office:value-type="string" table:style-name="ce1">
            <text:p>DOCM850805MGRRHR01<text:s/></text:p>
          </table:table-cell>
          <table:table-cell office:value-type="string" table:style-name="ce1">
            <text:p>DOCM850805000<text:s/></text:p>
          </table:table-cell>
          <table:table-cell office:value-type="string" table:style-name="ce1">
            <text:p>Matutino</text:p>
          </table:table-cell>
          <table:table-cell office:value-type="string" table:style-name="ce1">
            <text:p>Licencitura en enfermería y obstetría</text:p>
          </table:table-cell>
          <table:table-cell table:style-name="ce1"/>
          <table:table-cell office:value-type="string" table:style-name="ce1">
            <text:p>Calle pinotema #113</text:p>
          </table:table-cell>
          <table:table-cell office:value-type="date" office:date-value="1985-08-05T00:00:00" table:style-name="ce11">
            <text:p>05/08/19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IDI CASTILLO TORNES</text:p>
          </table:table-cell>
          <table:table-cell office:value-type="float" office:value="9512169855" table:style-name="ce10">
            <text:p>9512169855</text:p>
          </table:table-cell>
          <table:table-cell office:value-type="string" table:style-name="ce1">
            <text:p>CATH780914MGRSRDOO<text:s/></text:p>
          </table:table-cell>
          <table:table-cell office:value-type="string" table:style-name="ce1">
            <text:p>CATH780914D73<text:s/></text:p>
          </table:table-cell>
          <table:table-cell office:value-type="string" table:style-name="ce1">
            <text:p>Vespertino</text:p>
          </table:table-cell>
          <table:table-cell office:value-type="string" table:style-name="ce1">
            <text:p>Tecnico en enfermería</text:p>
          </table:table-cell>
          <table:table-cell table:style-name="ce1"/>
          <table:table-cell office:value-type="string" table:style-name="ce1">
            <text:p>Calle pinotema #114</text:p>
          </table:table-cell>
          <table:table-cell office:value-type="date" office:date-value="1978-09-14T00:00:00" table:style-name="ce11">
            <text:p>14/09/197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. ROSALINA ESPINOZA ESTRADA</text:p>
          </table:table-cell>
          <table:table-cell office:value-type="float" office:value="9518475185" table:style-name="ce10">
            <text:p>9518475185</text:p>
          </table:table-cell>
          <table:table-cell office:value-type="string" table:style-name="ce1">
            <text:p>EIER910612MGFSSS11<text:s/></text:p>
          </table:table-cell>
          <table:table-cell office:value-type="string" table:style-name="ce1">
            <text:p>EIER610612BG4<text:s/></text:p>
          </table:table-cell>
          <table:table-cell office:value-type="string" table:style-name="ce1">
            <text:p>Vespertino</text:p>
          </table:table-cell>
          <table:table-cell office:value-type="string" table:style-name="ce1">
            <text:p>Licencitura en enfermería y obstetría</text:p>
          </table:table-cell>
          <table:table-cell table:style-name="ce1"/>
          <table:table-cell office:value-type="string" table:style-name="ce1">
            <text:p>Calle pinotema #115</text:p>
          </table:table-cell>
          <table:table-cell office:value-type="date" office:date-value="1991-06-12T00:00:00" table:style-name="ce11">
            <text:p>12/06/199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ORMA ANGELICA HERNANDEZ FIGUEROA</text:p>
          </table:table-cell>
          <table:table-cell office:value-type="float" office:value="9511940990" table:style-name="ce10">
            <text:p>9511940990</text:p>
          </table:table-cell>
          <table:table-cell office:value-type="string" table:style-name="ce1">
            <text:p>HEFN800505MGRRGR13<text:s/></text:p>
          </table:table-cell>
          <table:table-cell office:value-type="string" table:style-name="ce1">
            <text:p>HEFN800505000<text:s/></text:p>
          </table:table-cell>
          <table:table-cell office:value-type="string" table:style-name="ce1">
            <text:p>Jornada completa</text:p>
          </table:table-cell>
          <table:table-cell office:value-type="string" table:style-name="ce1">
            <text:p>Licencitura en enfermería y obstetría</text:p>
          </table:table-cell>
          <table:table-cell table:style-name="ce1"/>
          <table:table-cell office:value-type="string" table:style-name="ce1">
            <text:p>Calle pinotema #116</text:p>
          </table:table-cell>
          <table:table-cell office:value-type="date" office:date-value="1980-05-05T00:00:00" table:style-name="ce11">
            <text:p>05/05/19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YVER LEYVA MEMIJE</text:p>
          </table:table-cell>
          <table:table-cell office:value-type="float" office:value="9514988444" table:style-name="ce10">
            <text:p>9514988444</text:p>
          </table:table-cell>
          <table:table-cell office:value-type="string" table:style-name="ce1">
            <text:p>LEML790115HGRYMY02<text:s/></text:p>
          </table:table-cell>
          <table:table-cell office:value-type="string" table:style-name="ce1">
            <text:p>LEML790115000<text:s/></text:p>
          </table:table-cell>
          <table:table-cell office:value-type="string" table:style-name="ce1">
            <text:p>Jornada completa</text:p>
          </table:table-cell>
          <table:table-cell office:value-type="string" table:style-name="ce1">
            <text:p>Tecnico en enfermería</text:p>
          </table:table-cell>
          <table:table-cell table:style-name="ce1"/>
          <table:table-cell office:value-type="string" table:style-name="ce1">
            <text:p>Calle pinotema #117</text:p>
          </table:table-cell>
          <table:table-cell office:value-type="date" office:date-value="1990-01-15T00:00:00" table:style-name="ce11">
            <text:p>15/01/199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ANDRA MARIZA MOCTEZUMA CRUZ</text:p>
          </table:table-cell>
          <table:table-cell office:value-type="float" office:value="9513599346" table:style-name="ce10">
            <text:p>9513599346</text:p>
          </table:table-cell>
          <table:table-cell office:value-type="string" table:style-name="ce1">
            <text:p>MOCS821008MGRCRN03<text:s/></text:p>
          </table:table-cell>
          <table:table-cell office:value-type="string" table:style-name="ce1">
            <text:p>MOCS821008000<text:s/></text:p>
          </table:table-cell>
          <table:table-cell office:value-type="string" table:style-name="ce1">
            <text:p>Matutino</text:p>
          </table:table-cell>
          <table:table-cell office:value-type="string" table:style-name="ce1">
            <text:p>Tecnico en enfermería</text:p>
          </table:table-cell>
          <table:table-cell table:style-name="ce1"/>
          <table:table-cell office:value-type="string" table:style-name="ce1">
            <text:p>Calle pinotema #118</text:p>
          </table:table-cell>
          <table:table-cell office:value-type="date" office:date-value="1982-10-08T00:00:00" table:style-name="ce11">
            <text:p>08/10/1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ANET NAVA BIBIANO</text:p>
          </table:table-cell>
          <table:table-cell office:value-type="float" office:value="9511022376" table:style-name="ce10">
            <text:p>9511022376</text:p>
          </table:table-cell>
          <table:table-cell office:value-type="string" table:style-name="ce1">
            <text:p>NABY940518MGRVBN09<text:s/></text:p>
          </table:table-cell>
          <table:table-cell office:value-type="string" table:style-name="ce1">
            <text:p>NABY740518000<text:s/></text:p>
          </table:table-cell>
          <table:table-cell office:value-type="string" table:style-name="ce1">
            <text:p>Vespertino</text:p>
          </table:table-cell>
          <table:table-cell office:value-type="string" table:style-name="ce1">
            <text:p>Licencitura en enfermería y obstetría</text:p>
          </table:table-cell>
          <table:table-cell table:style-name="ce1"/>
          <table:table-cell office:value-type="string" table:style-name="ce1">
            <text:p>Calle pinotema #119</text:p>
          </table:table-cell>
          <table:table-cell office:value-type="date" office:date-value="1994-05-18T00:00:00" table:style-name="ce11">
            <text:p>18/05/19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UZ ADRIANA SEVILLA ESPINOZA</text:p>
          </table:table-cell>
          <table:table-cell office:value-type="float" office:value="9519869884" table:style-name="ce10">
            <text:p>9519869884</text:p>
          </table:table-cell>
          <table:table-cell office:value-type="string" table:style-name="ce1">
            <text:p>SEEL851120MGRVSZ01<text:s/></text:p>
          </table:table-cell>
          <table:table-cell office:value-type="string" table:style-name="ce1">
            <text:p>SEEL851120000<text:s/></text:p>
          </table:table-cell>
          <table:table-cell office:value-type="string" table:style-name="ce1">
            <text:p>Jornada completa</text:p>
          </table:table-cell>
          <table:table-cell office:value-type="string" table:style-name="ce1">
            <text:p>Tecnico en enfermería</text:p>
          </table:table-cell>
          <table:table-cell table:style-name="ce1"/>
          <table:table-cell office:value-type="string" table:style-name="ce1">
            <text:p>Calle pinotema #120</text:p>
          </table:table-cell>
          <table:table-cell office:value-type="date" office:date-value="1985-11-20T00:00:00" table:style-name="ce11">
            <text:p>20/11/1985</text:p>
          </table:table-cell>
          <table:table-cell table:number-columns-repeated="16375"/>
        </table:table-row>
        <table:table-row table:number-rows-repeated="1048560" table:style-name="ro1">
          <table:table-cell table:number-columns-repeated="16384"/>
        </table:table-row>
      </table:table>
      <table:table table:name="Inventaros_consumible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7"/>
        <table:table-column table:style-name="co16" table:default-cell-style-name="ce1"/>
        <table:table-column table:style-name="co6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enta de insumos médicos</text:p>
          </table:table-cell>
          <table:table-cell table:style-name="ce1"/>
          <table:table-cell table:style-name="ce7"/>
          <table:table-cell table:number-columns-repeated="16381" table:style-name="ce1"/>
        </table:table-row>
        <table:table-row table:style-name="ro1">
          <table:table-cell office:value-type="string" table:style-name="ce2">
            <text:p>Variable</text:p>
          </table:table-cell>
          <table:table-cell office:value-type="string" table:style-name="ce2">
            <text:p>Indicador</text:p>
          </table:table-cell>
          <table:table-cell office:value-type="string" table:style-name="ce8">
            <text:p>Descripción</text:p>
          </table:table-cell>
          <table:table-cell office:value-type="string" table:style-name="ce2">
            <text:p>Precio de venta</text:p>
          </table:table-cell>
          <table:table-cell office:value-type="string" table:style-name="ce2">
            <text:p>Existencia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dicamentos</text:p>
          </table:table-cell>
          <table:table-cell office:value-type="string" table:style-name="ce1">
            <text:p>-          Ibuprofeno</text:p>
          </table:table-cell>
          <table:table-cell office:value-type="string" table:style-name="ce7">
            <text:p>Paracetamol/Ibuprofeno 325/200mg 20 Tabletas Pharmalife</text:p>
          </table:table-cell>
          <table:table-cell office:value-type="currency" office:value="50" table:style-name="ce13">
            <text:p><text:s/>$50.00<text:s/>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dicamentos</text:p>
          </table:table-cell>
          <table:table-cell office:value-type="string" table:style-name="ce1">
            <text:p>-          Aspirina</text:p>
          </table:table-cell>
          <table:table-cell office:value-type="string" table:style-name="ce7">
            <text:p>Aspirina 500 mg 10 tabletas</text:p>
          </table:table-cell>
          <table:table-cell office:value-type="currency" office:value="20" table:style-name="ce13">
            <text:p><text:s/>$20.00<text:s/>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edicamentos</text:p>
          </table:table-cell>
          <table:table-cell office:value-type="string" table:style-name="ce1">
            <text:p>-          Paracetamol</text:p>
          </table:table-cell>
          <table:table-cell office:value-type="string" table:style-name="ce7">
            <text:p>Paracetamol 500mg 20 Tabletas Pharmalife</text:p>
          </table:table-cell>
          <table:table-cell office:value-type="currency" office:value="40" table:style-name="ce13">
            <text:p><text:s/>$40.00<text:s/>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terial de curación</text:p>
          </table:table-cell>
          <table:table-cell office:value-type="string" table:style-name="ce1">
            <text:p>-          Alcohol</text:p>
          </table:table-cell>
          <table:table-cell office:value-type="string" table:style-name="ce7">
            <text:p>Alcohol Etílico Dalux Desnaturalizado 500ml</text:p>
          </table:table-cell>
          <table:table-cell office:value-type="currency" office:value="50" table:style-name="ce13">
            <text:p><text:s/>$50.00<text:s/>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erial de curación</text:p>
          </table:table-cell>
          <table:table-cell office:value-type="string" table:style-name="ce1">
            <text:p>-          Gasas</text:p>
          </table:table-cell>
          <table:table-cell office:value-type="string" table:style-name="ce7">
            <text:p>Gasa Protec 10 x 10cm 50pzas</text:p>
          </table:table-cell>
          <table:table-cell office:value-type="currency" office:value="200" table:style-name="ce13">
            <text:p><text:s/>$200.00<text:s/>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terial de curación</text:p>
          </table:table-cell>
          <table:table-cell office:value-type="string" table:style-name="ce1">
            <text:p>-          Solución antiséptica</text:p>
          </table:table-cell>
          <table:table-cell office:value-type="string" table:style-name="ce7">
            <text:p>Solución Agua Estéril PiSA Inyectable 1000ml</text:p>
          </table:table-cell>
          <table:table-cell office:value-type="currency" office:value="60" table:style-name="ce13">
            <text:p><text:s/>$60.00<text:s/>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Material de curación</text:p>
          </table:table-cell>
          <table:table-cell office:value-type="string" table:style-name="ce1">
            <text:p>-          Jeringas</text:p>
          </table:table-cell>
          <table:table-cell office:value-type="string" table:style-name="ce7">
            <text:p>Jeringa estéril de plástico BD Plastipak, grado médico, con aguja (20 G x 32 mm) y pivote tipo Luer-Lock, escala graduada en (ml), capacidad de 5 mililitros. Contiene 1 pieza</text:p>
          </table:table-cell>
          <table:table-cell office:value-type="currency" office:value="8" table:style-name="ce13">
            <text:p><text:s/>$8.00<text:s/>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terial de curación</text:p>
          </table:table-cell>
          <table:table-cell office:value-type="string" table:style-name="ce1">
            <text:p>-          Guantes</text:p>
          </table:table-cell>
          <table:table-cell office:value-type="string" table:style-name="ce7">
            <text:p>Guantes DL para Cirugía Estériles Desechables de Látex </text:p>
          </table:table-cell>
          <table:table-cell office:value-type="currency" office:value="13" table:style-name="ce13">
            <text:p><text:s/>$13.00<text:s/>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erial de curación</text:p>
          </table:table-cell>
          <table:table-cell office:value-type="string" table:style-name="ce1">
            <text:p>-          Tela adhesiva</text:p>
          </table:table-cell>
          <table:table-cell office:value-type="string" table:style-name="ce7">
            <text:p>Tela Adhesiva Jaloma 1.25 x 100cm</text:p>
          </table:table-cell>
          <table:table-cell office:value-type="currency" office:value="16" table:style-name="ce13">
            <text:p><text:s/>$16.00<text:s/>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terial de curación</text:p>
          </table:table-cell>
          <table:table-cell office:value-type="string" table:style-name="ce1">
            <text:p>-          Algodón</text:p>
          </table:table-cell>
          <table:table-cell office:value-type="string" table:style-name="ce7">
            <text:p>Algodón Dalux Plisado y Precortado 50gr</text:p>
          </table:table-cell>
          <table:table-cell office:value-type="currency" office:value="15" table:style-name="ce13">
            <text:p><text:s/>$15.00<text:s/>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Higiene</text:p>
          </table:table-cell>
          <table:table-cell office:value-type="string" table:style-name="ce1">
            <text:p>-          Pañales</text:p>
          </table:table-cell>
          <table:table-cell office:value-type="string" table:style-name="ce7">
            <text:p>Protector Anatómico Tena Slip Maxi Protect Talla Grande 10pzas</text:p>
          </table:table-cell>
          <table:table-cell office:value-type="currency" office:value="170" table:style-name="ce13">
            <text:p><text:s/>$170.00<text:s/>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2" table:style-name="ro1">
          <table:table-cell table:number-columns-repeated="2" table:style-name="ce1"/>
          <table:table-cell table:style-name="ce7"/>
          <table:table-cell table:style-name="ce13"/>
          <table:table-cell table:number-columns-repeated="16380" table:style-name="ce1"/>
        </table:table-row>
        <table:table-row table:number-rows-repeated="2" table:style-name="ro1">
          <table:table-cell table:number-columns-repeated="3"/>
          <table:table-cell table:style-name="ce13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rentas" table:style-name="ta1">
        <table:table-column table:style-name="co10" table:default-cell-style-name="ce1"/>
        <table:table-column table:style-name="co17" table:default-cell-style-name="ce1"/>
        <table:table-column table:style-name="co6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ntas</text:p>
          </table:table-cell>
          <table:table-cell table:style-name="ce1"/>
          <table:table-cell table:style-name="ce7"/>
          <table:table-cell table:number-columns-repeated="16381"/>
        </table:table-row>
        <table:table-row table:style-name="ro4">
          <table:table-cell office:value-type="string" table:style-name="ce2">
            <text:p>Variable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2">
            <text:p>-<text:span text:style-name="T2">         <text:s/></text:span>Sill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-<text:span text:style-name="T2">         <text:s/></text:span>Cama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4">
            <text:p>-<text:span text:style-name="T2">         <text:s/></text:span>Instrumental hospitalario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Proveedores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Mon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52951</meta:initial-creator>
    <dc:creator>Manolo cruz</dc:creator>
    <meta:creation-date>2022-04-07T05:40:01Z</meta:creation-date>
    <dc:date>2022-04-09T00:23:59Z</dc:date>
  </office:meta>
</office:document-meta>
</file>